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Akapit_20_z_20_listą">
      <style:paragraph-properties fo:margin-left="2.54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2" style:family="paragraph" style:parent-style-name="Standard">
      <style:paragraph-properties fo:line-height="150%" fo:background-color="transparent" style:shadow="none">
        <style:background-image/>
      </style:paragraph-properties>
      <style:text-properties style:font-name="Times New Roman" fo:font-size="12pt" style:font-size-asian="12pt" style:font-size-complex="12pt"/>
    </style:style>
    <style:style style:name="P3" style:family="paragraph" style:parent-style-name="Standard">
      <style:paragraph-properties fo:line-height="150%" fo:text-align="center" style:justify-single-word="false" fo:background-color="transparent" style:shadow="none">
        <style:background-image/>
      </style:paragraph-properties>
      <style:text-properties style:font-name="Times New Roman" fo:font-size="14pt" fo:font-weight="bold" style:font-size-asian="14pt" style:font-weight-asian="bold" style:font-size-complex="14pt"/>
    </style:style>
    <style:style style:name="P4" style:family="paragraph" style:parent-style-name="Standard">
      <style:paragraph-properties fo:margin-left="1.249cm" fo:margin-right="0cm" fo:line-height="150%" fo:text-indent="1.249cm" style:auto-text-indent="false" fo:background-color="transparent" style:shadow="none">
        <style:background-image/>
      </style:paragraph-properties>
      <style:text-properties style:font-name="Times New Roman" fo:font-size="12pt" style:font-size-asian="12pt" style:font-size-complex="12pt"/>
    </style:style>
    <style:style style:name="P5" style:family="paragraph" style:parent-style-name="Standard">
      <style:paragraph-properties fo:margin-left="2.498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6" style:family="paragraph" style:parent-style-name="Standard" style:master-page-name="">
      <style:paragraph-properties fo:line-height="150%" style:page-number="auto" fo:background-color="transparent" style:shadow="none">
        <style:background-image/>
      </style:paragraph-properties>
      <style:text-properties style:font-name="Times New Roman" fo:font-size="12pt" style:font-size-asian="12pt" style:font-size-complex="12pt"/>
    </style:style>
    <style:style style:name="P7" style:family="paragraph" style:parent-style-name="Akapit_20_z_20_listą" style:list-style-name="WW8Num1">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8" style:family="paragraph" style:parent-style-name="Akapit_20_z_20_listą" style:list-style-name="WW8Num5">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9" style:family="paragraph" style:parent-style-name="Akapit_20_z_20_listą" style:list-style-name="WW8Num6">
      <style:paragraph-properties fo:line-height="150%" fo:background-color="transparent" style:shadow="none">
        <style:background-image/>
      </style:paragraph-properties>
      <style:text-properties style:font-name="Times New Roman" fo:font-size="12pt" style:font-size-asian="12pt" style:font-size-complex="12pt"/>
    </style:style>
    <style:style style:name="P10" style:family="paragraph" style:parent-style-name="Akapit_20_z_20_listą" style:list-style-name="WW8Num4">
      <style:paragraph-properties fo:line-height="150%" fo:background-color="transparent" style:shadow="none">
        <style:background-image/>
      </style:paragraph-properties>
      <style:text-properties style:font-name="Times New Roman" fo:font-size="12pt" style:font-size-asian="12pt" style:font-size-complex="12pt"/>
    </style:style>
    <style:style style:name="P11" style:family="paragraph" style:parent-style-name="Akapit_20_z_20_listą" style:list-style-name="WW8Num7">
      <style:paragraph-properties fo:line-height="150%" fo:background-color="transparent" style:shadow="none">
        <style:background-image/>
      </style:paragraph-properties>
      <style:text-properties style:font-name="Times New Roman" fo:font-size="12pt" style:font-size-asian="12pt" style:font-size-complex="12pt"/>
    </style:style>
    <style:style style:name="P12" style:family="paragraph" style:parent-style-name="Akapit_20_z_20_listą" style:list-style-name="WW8Num3">
      <style:paragraph-properties fo:line-height="150%" fo:background-color="transparent" style:shadow="none">
        <style:background-image/>
      </style:paragraph-properties>
      <style:text-properties style:font-name="Times New Roman" fo:font-size="12pt" style:font-size-asian="12pt" style:font-size-complex="12pt"/>
    </style:style>
    <style:style style:name="P13" style:family="paragraph" style:parent-style-name="Akapit_20_z_20_listą" style:list-style-name="WW8Num2">
      <style:paragraph-properties fo:line-height="150%" fo:background-color="transparent" style:shadow="none">
        <style:background-image/>
      </style:paragraph-properties>
      <style:text-properties style:font-name="Times New Roman" fo:font-size="12pt" style:font-size-asian="12pt" style:font-size-complex="12pt"/>
    </style:style>
    <style:style style:name="P14" style:family="paragraph" style:parent-style-name="Akapit_20_z_20_listą" style:list-style-name="WW8Num5">
      <style:paragraph-properties fo:margin-left="3cm" fo:margin-right="0cm" fo:line-height="150%" fo:text-indent="-0.568cm" style:auto-text-indent="false" fo:background-color="transparent" style:shadow="none">
        <style:background-image/>
      </style:paragraph-properties>
      <style:text-properties style:font-name="Times New Roman" fo:font-size="12pt" style:font-size-asian="12pt" style:font-size-complex="12pt"/>
    </style:style>
    <style:style style:name="P15" style:family="paragraph" style:parent-style-name="Akapit_20_z_20_listą" style:list-style-name="WW8Num5">
      <style:paragraph-properties fo:margin-left="3cm" fo:margin-right="0cm" fo:line-height="150%" fo:text-indent="-0.499cm" style:auto-text-indent="false" fo:background-color="transparent" style:shadow="none">
        <style:background-image/>
      </style:paragraph-properties>
      <style:text-properties style:font-name="Times New Roman" fo:font-size="12pt" style:font-size-asian="12pt" style:font-size-complex="12pt"/>
    </style:style>
    <style:style style:name="P16" style:family="paragraph" style:parent-style-name="Akapit_20_z_20_listą" style:list-style-name="WW8Num2">
      <style:paragraph-properties fo:margin-top="0cm" fo:margin-bottom="0.353cm" fo:line-height="150%" fo:background-color="transparent" style:shadow="none">
        <style:background-image/>
      </style:paragraph-properties>
      <style:text-properties style:font-name="Times New Roman" fo:font-size="12pt" style:font-size-asian="12pt" style:font-size-complex="12pt"/>
    </style:style>
    <style:style style:name="P17" style:family="paragraph" style:parent-style-name="Akapit_20_z_20_listą" style:list-style-name="WW8Num2">
      <style:paragraph-properties fo:margin-left="1.249cm" fo:margin-right="0cm" fo:margin-top="0cm" fo:margin-bottom="0.353cm" fo:line-height="150%" fo:text-indent="-0.635cm" style:auto-text-indent="false" fo:background-color="transparent" style:shadow="none">
        <style:background-image/>
      </style:paragraph-properties>
      <style:text-properties style:font-name="Times New Roman" fo:font-size="12pt" style:font-size-asian="12pt" style:font-size-complex="12pt"/>
    </style:style>
    <style:style style:name="T1" style:family="text">
      <style:text-properties fo:font-weight="bold" style:font-weight-asian="bold"/>
    </style:style>
    <style:style style:name="T2" style:family="text">
      <style:text-properties style:text-position="0% 100%" fo:font-weight="normal" style:font-name-asian="TimesNewRomanPSMT" style:font-weight-asian="normal" style:font-name-complex="TimesNewRomanPSMT" style:font-weight-complex="normal"/>
    </style:style>
    <text:list-style style:name="L1">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5cm" fo:text-indent="-0.635cm" fo:margin-left="0.55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185cm" fo:text-indent="-0.635cm" fo:margin-left="1.18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2cm" fo:text-indent="-0.635cm" fo:margin-left="1.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265cm" fo:text-indent="-0.635cm" fo:margin-left="6.26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gdalena Sarzyńska</text:p>
      <text:p text:style-name="P2">Adam Bławat</text:p>
      <text:p text:style-name="P2">Patryk Zakrzewski</text:p>
      <text:p text:style-name="P3">System zarządzania Apteką</text:p>
      <text:list xml:id="list36453634" text:style-name="WW8Num1">
        <text:list-item>
          <text:p text:style-name="P7">Wprowadzenie</text:p>
        </text:list-item>
      </text:list>
      <text:list xml:id="list36484821" text:style-name="WW8Num5">
        <text:list-item>
          <text:list>
            <text:list-item>
              <text:p text:style-name="P8">Cel dokumentu</text:p>
            </text:list-item>
          </text:list>
        </text:list-item>
      </text:list>
      <text:p text:style-name="P1">System przeznaczony jest dla użytkowników systemu (kierownika i pracowników). Przedstawia on ogólny opis działania systemu wspomagania pracy apteki jak i wymagania funkcjonalne i niefunkcjonalne.</text:p>
      <text:list xml:id="list37246893" text:continue-numbering="true" text:style-name="WW8Num5">
        <text:list-item>
          <text:list>
            <text:list-item>
              <text:p text:style-name="P8">Zakres produktu</text:p>
              <text:list>
                <text:list-item>
                  <text:p text:style-name="P14">System ma za zadanie ułatwić pracę kierownikowi i pracownikom poprzez sprawdzenie w systemie czy dany lek jest na stanie apteki oraz kiedy i na ile sztuk należy złożyć zamówienie aby nigdy nie brakowało asortymentu na składzie magazynu tudzież apteki. Można sprawdzić również cenę danego leku z receptą oraz bez niej, wyszukać produktu po kodzie kreskowym oraz po nazwie. Istnieje również możliwość drukowania: faktury, paragonu lub faktury i paragonu jednocześnie.</text:p>
                </text:list-item>
                <text:list-item>
                  <text:p text:style-name="P15">Głównymi zagrożeniami systemu jest znalezienie jednakowego (ostatniego) leku na stanie magazynu w jednakowym czasie i przekazanie takowej informacji klientom. Rozwiązaniem tego problemu jest informacja systemu odnośnie czasu ostatniego sprawdzania danego zapytania. Innym problemem może być zbyt późne zamówienie leku, dlatego system przesyła informację odnośnie niewielkiej ilości leków, w momencie kiedy są one w ilości zdefiniowanej wcześniej (minimalna wartość to więcej niż jeden) na stanie apteki.</text:p>
                </text:list-item>
                <text:list-item>
                  <text:p text:style-name="P15">System ma pozwolić na sprawdzenie czy lek jest na stanie apteki, sprawdzenie jego ceny oraz po wykupieniu zdjęcie produktu ze stanu apteki, tworzenie listy zamówień. System będzie dawał możliwość edycji listy <text:soft-page-break/>zamówień tylko przez kierownika. Takiej możliwości nie będzie miał pracownik.</text:p>
                </text:list-item>
              </text:list>
            </text:list-item>
            <text:list-item>
              <text:p text:style-name="P8">Definicje, skróty</text:p>
            </text:list-item>
          </text:list>
        </text:list-item>
      </text:list>
      <text:list xml:id="list36477996" text:style-name="WW8Num6">
        <text:list-item>
          <text:p text:style-name="P9"><text:span text:style-name="T1">Kierownik</text:span> – użytkownik uprawniony do składania zamówień, edytowania ich, sprawdzania statystyk sprzedaży poszczególnych pracowników, oraz tworzenia nowych kont pracownika, tworzenie harmonogramu pracy</text:p>
        </text:list-item>
        <text:list-item>
          <text:p text:style-name="P9"><text:span text:style-name="T1">Pracownik</text:span> – użytkownik, który ma możliwość logowania się do systemu na swoje indywidualne konto, sprawdzanie ceny danego leku, sprzedanie go (ilość leków na stanie zmniejszona o 1 w przypadku sprzedania jednej sztuki), zgłoszenie nadchodzącej planowanej nieobecności, sprawdzenie harmonogramu własnej pracy</text:p>
        </text:list-item>
        <text:list-item>
          <text:p text:style-name="P9"><text:span text:style-name="T1">Lista leków na stanie Apteki</text:span> – baza z informacją o nazwie danego leku, cenie z receptą, cenie bez recepty, ilości leków w obecnej chwili w aptece, ilości leków przy których powinno być złożone zamówienie na lek</text:p>
        </text:list-item>
        <text:list-item>
          <text:p text:style-name="P9"><text:span text:style-name="T1">Lista zamówień</text:span> – nazwa leku, ilość zamawiana, cena u producenta, adres producenta</text:p>
        </text:list-item>
        <text:list-item>
          <text:p text:style-name="P9"><text:span text:style-name="T1">Statystyki sprzedaży</text:span> – wykres oraz arkusz wyliczeń sprzedaży leków dla poszczególnych pracowników</text:p>
        </text:list-item>
        <text:list-item>
          <text:p text:style-name="P9"><text:span text:style-name="T1">Harmonogram pracy</text:span> – tworzony przez kierownika widok danego miesiąca z możliwością za pomocą interfejsu ustawienia czasu pracy dla poszczególnych pracowników. Dany użytkownik widzi tylko czas pracy dla własnego konta</text:p>
        </text:list-item>
      </text:list>
      <text:p text:style-name="P1"/>
      <text:list xml:id="list37260987" text:continue-list="list37246893" text:style-name="WW8Num5">
        <text:list-item>
          <text:list>
            <text:list-item>
              <text:p text:style-name="P8">Struktura dokumentu</text:p>
            </text:list-item>
          </text:list>
        </text:list-item>
      </text:list>
      <text:p text:style-name="P1">I część dokumentu to wstępny opis systemu: </text:p>
      <text:list xml:id="list36472624" text:style-name="WW8Num4">
        <text:list-item>
          <text:p text:style-name="P10">cel dokumentu – dla kogo ten dokument oraz co przedstawia</text:p>
        </text:list-item>
        <text:list-item>
          <text:p text:style-name="P10"><text:soft-page-break/>zakres produktu – na czym polega problem, kogo dotyczy, jakie niesie ze sobą zagrożenia, propozycje rozwiązania oraz co będzie można w ten sposób zrobić, a czego nie</text:p>
        </text:list-item>
        <text:list-item>
          <text:p text:style-name="P10">definicje, skróty – opis poszczególnych sformułowań użytych w dokumencie</text:p>
        </text:list-item>
      </text:list>
      <text:p text:style-name="P4">II część dokumentu to ogólny opis produktu:</text:p>
      <text:list xml:id="list36479495" text:style-name="WW8Num7">
        <text:list-item>
          <text:p text:style-name="P11">Środowisko pracy – system w jakim będzie pracował system, granice odpowiedzialności systemu</text:p>
        </text:list-item>
        <text:list-item>
          <text:p text:style-name="P11">Użytkownicy – charakterystyka poszczególnych użytkowników</text:p>
        </text:list-item>
        <text:list-item>
          <text:p text:style-name="P11">Najważniejsze funkcje produktu – funkcje według hierarchii</text:p>
        </text:list-item>
        <text:list-item>
          <text:p text:style-name="P11">Ograniczenia – typy danych, ograniczenia systemu</text:p>
        </text:list-item>
        <text:list-item>
          <text:p text:style-name="P11">Założenia i zależności</text:p>
        </text:list-item>
      </text:list>
      <text:p text:style-name="P5">III część dokumentu to wymagania funkcjonalne:</text:p>
      <text:list xml:id="list36458935" text:style-name="WW8Num3">
        <text:list-item>
          <text:p text:style-name="P12">Opis funkcjonalności/usług</text:p>
        </text:list-item>
        <text:list-item>
          <text:p text:style-name="P12">Interfejsy zewnętrzne – dane wejściowe i wyjściowe, ograniczania</text:p>
        </text:list-item>
      </text:list>
      <text:p text:style-name="P5">IV część dokumentu to wymagania niefunkcjonalne:</text:p>
      <text:list xml:id="list36460053" text:style-name="WW8Num2">
        <text:list-item>
          <text:p text:style-name="P13">Wymagania produkcyjne – użyteczności, sprawność, niezawodność, przenośność</text:p>
        </text:list-item>
        <text:list-item>
          <text:p text:style-name="P13">Wymagania organizacyjne – implementacje, standardy</text:p>
        </text:list-item>
        <text:list-item>
          <text:p text:style-name="P16">Wymagania zewnętrzne – etyczne </text:p>
          <text:p text:style-name="P17"><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pl" fo:country="PL"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kapit_20_z_20_listą" style:display-name="Akapit z listą" style:family="paragraph" style:parent-style-name="Standard">
      <style:paragraph-properties fo:margin-left="1.27cm" fo:margin-right="0cm" fo:text-indent="0cm" style:auto-text-indent="false"/>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fo:font-weight="bold" style:font-weight-asian="bold"/>
    </style:style>
    <style:style style:name="WW8Num8z0"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prefix="I."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5z0" style:num-suffix="." text:bullet-char="">
        <style:list-level-properties text:list-level-position-and-space-mode="label-alignment">
          <style:list-level-label-alignment text:label-followed-by="listtab" fo:text-indent="-0.318cm" fo:margin-left="2.819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fo:text-indent="-0.635cm" fo:margin-left="3.136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walski Ryszard</meta:initial-creator>
    <meta:creation-date>2012-11-12T20:01:00</meta:creation-date>
    <dc:date>2012-11-20T17:10:53.26</dc:date>
    <meta:editing-cycles>3</meta:editing-cycles>
    <meta:editing-duration>P23DT22H48M48S</meta:editing-duration>
    <meta:generator>OpenOffice.org/3.3$Win32 OpenOffice.org_project/330m20$Build-9567</meta:generator>
    <meta:document-statistic meta:table-count="0" meta:image-count="0" meta:object-count="0" meta:page-count="3" meta:paragraph-count="36" meta:word-count="526" meta:character-count="3741"/>
  </office:meta>
</office:document-meta>
</file>